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923cm" fo:margin-left="0.09cm" table:align="left"/>
    </style:style>
    <style:style style:name="Tabela1.A" style:family="table-column">
      <style:table-column-properties style:column-width="8.731cm"/>
    </style:style>
    <style:style style:name="Tabela1.B" style:family="table-column">
      <style:table-column-properties style:column-width="8.192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6.896cm" fo:margin-left="0.116cm" table:align="left"/>
    </style:style>
    <style:style style:name="Tabela2.A" style:family="table-column">
      <style:table-column-properties style:column-width="8.599cm"/>
    </style:style>
    <style:style style:name="Tabela2.B" style:family="table-column">
      <style:table-column-properties style:column-width="8.297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paragraph-rsid="001cfce7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officeooo:paragraph-rsid="001cfce7" style:font-weight-asian="bold" style:font-weight-complex="bold"/>
    </style:style>
    <style:style style:name="P4" style:family="paragraph" style:parent-style-name="Text_20_body">
      <style:text-properties fo:font-weight="bold" officeooo:rsid="001ed74b" officeooo:paragraph-rsid="001ed74b" style:font-weight-asian="bold" style:font-weight-complex="bold"/>
    </style:style>
    <style:style style:name="P5" style:family="paragraph" style:parent-style-name="Text_20_body">
      <style:text-properties fo:font-weight="bold" officeooo:rsid="001ed74b" officeooo:paragraph-rsid="002915c4" style:font-weight-asian="bold" style:font-weight-complex="bold"/>
    </style:style>
    <style:style style:name="P6" style:family="paragraph" style:parent-style-name="Text_20_body">
      <style:text-properties fo:font-weight="bold" officeooo:rsid="001ed74b" officeooo:paragraph-rsid="00321fc4" style:font-weight-asian="bold" style:font-weight-complex="bold"/>
    </style:style>
    <style:style style:name="P7" style:family="paragraph" style:parent-style-name="Text_20_body">
      <style:text-properties fo:font-weight="bold" officeooo:rsid="001ed74b" officeooo:paragraph-rsid="0037ebb2" style:font-weight-asian="bold" style:font-weight-complex="bold"/>
    </style:style>
    <style:style style:name="P8" style:family="paragraph" style:parent-style-name="Text_20_body">
      <style:text-properties fo:font-weight="bold" officeooo:paragraph-rsid="002915c4" style:font-weight-asian="bold" style:font-weight-complex="bold"/>
    </style:style>
    <style:style style:name="P9" style:family="paragraph" style:parent-style-name="Text_20_body">
      <style:text-properties fo:font-weight="bold" officeooo:paragraph-rsid="00321fc4" style:font-weight-asian="bold" style:font-weight-complex="bold"/>
    </style:style>
    <style:style style:name="P10" style:family="paragraph" style:parent-style-name="Text_20_body">
      <style:text-properties fo:font-weight="bold" officeooo:paragraph-rsid="00371521" style:font-weight-asian="bold" style:font-weight-complex="bold"/>
    </style:style>
    <style:style style:name="P11" style:family="paragraph" style:parent-style-name="Text_20_body">
      <style:text-properties officeooo:paragraph-rsid="002915c4"/>
    </style:style>
    <style:style style:name="P12" style:family="paragraph" style:parent-style-name="Text_20_body">
      <style:text-properties officeooo:paragraph-rsid="001ed74b"/>
    </style:style>
    <style:style style:name="P13" style:family="paragraph" style:parent-style-name="Text_20_body">
      <style:text-properties officeooo:rsid="001ed74b" officeooo:paragraph-rsid="001ed74b"/>
    </style:style>
    <style:style style:name="P14" style:family="paragraph" style:parent-style-name="Text_20_body">
      <style:text-properties officeooo:rsid="0020c436" officeooo:paragraph-rsid="00211b14"/>
    </style:style>
    <style:style style:name="P15" style:family="paragraph" style:parent-style-name="Text_20_body">
      <style:text-properties fo:color="#bb0707" style:font-name="Verdana" fo:font-size="7.5pt" fo:font-weight="bold"/>
    </style:style>
    <style:style style:name="P16" style:family="paragraph" style:parent-style-name="Text_20_body">
      <style:text-properties officeooo:paragraph-rsid="002c0863"/>
    </style:style>
    <style:style style:name="P17" style:family="paragraph" style:parent-style-name="Text_20_body">
      <style:text-properties officeooo:paragraph-rsid="00321fc4"/>
    </style:style>
    <style:style style:name="P18" style:family="paragraph" style:parent-style-name="Text_20_body">
      <style:text-properties officeooo:paragraph-rsid="0037ebb2"/>
    </style:style>
    <style:style style:name="P19" style:family="paragraph" style:parent-style-name="Text_20_body">
      <style:text-properties fo:font-weight="normal" officeooo:rsid="001ed74b" officeooo:paragraph-rsid="00321fc4" style:font-weight-asian="normal" style:font-weight-complex="normal"/>
    </style:style>
    <style:style style:name="P20" style:family="paragraph" style:parent-style-name="Text_20_body">
      <style:text-properties fo:font-weight="normal" officeooo:rsid="001ed74b" officeooo:paragraph-rsid="0037ebb2" style:font-weight-asian="normal" style:font-weight-complex="normal"/>
    </style:style>
    <style:style style:name="P21" style:family="paragraph" style:parent-style-name="Text_20_body">
      <style:text-properties fo:font-weight="normal" officeooo:rsid="003500b0" officeooo:paragraph-rsid="003b900b" style:font-weight-asian="normal" style:font-weight-complex="normal"/>
    </style:style>
    <style:style style:name="P22" style:family="paragraph" style:parent-style-name="Text_20_body">
      <style:text-properties fo:font-weight="normal" officeooo:rsid="003b900b" officeooo:paragraph-rsid="003b900b" style:font-weight-asian="normal" style:font-weight-complex="normal"/>
    </style:style>
    <style:style style:name="P23" style:family="paragraph" style:parent-style-name="Text_20_body">
      <style:text-properties officeooo:paragraph-rsid="00371521"/>
    </style:style>
    <style:style style:name="P24" style:family="paragraph" style:parent-style-name="Text_20_body">
      <style:text-properties officeooo:rsid="0038b0c8" officeooo:paragraph-rsid="0038b0c8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7eb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d74b" officeooo:paragraph-rsid="001ed7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d74b" officeooo:paragraph-rsid="0037eb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e9cf" officeooo:paragraph-rsid="0021e9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e9cf" officeooo:paragraph-rsid="0022a5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e9cf" officeooo:paragraph-rsid="00251e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e9cf" officeooo:paragraph-rsid="00262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54e" officeooo:paragraph-rsid="0022a5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54e" officeooo:paragraph-rsid="00251e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54e" officeooo:paragraph-rsid="00262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1e43" officeooo:paragraph-rsid="00251e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b309" officeooo:paragraph-rsid="0039b3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b309" officeooo:paragraph-rsid="0043b8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b309" officeooo:paragraph-rsid="0043d1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a112" officeooo:paragraph-rsid="003aa1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0d7b" officeooo:paragraph-rsid="00420d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b8bf" officeooo:paragraph-rsid="0043b8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b8bf" officeooo:paragraph-rsid="0044f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fa37" officeooo:paragraph-rsid="0044f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c65a" officeooo:paragraph-rsid="0046c6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ext_20_body" style:list-style-name="L1"/>
    <style:style style:name="P47" style:family="paragraph" style:parent-style-name="Text_20_body" style:list-style-name="L1">
      <style:text-properties officeooo:paragraph-rsid="00211b14"/>
    </style:style>
    <style:style style:name="P48" style:family="paragraph" style:parent-style-name="Text_20_body" style:list-style-name="L1">
      <style:text-properties officeooo:paragraph-rsid="001baa54"/>
    </style:style>
    <style:style style:name="P49" style:family="paragraph" style:parent-style-name="Text_20_body" style:list-style-name="L1">
      <style:text-properties officeooo:paragraph-rsid="001cfce7"/>
    </style:style>
    <style:style style:name="P50" style:family="paragraph" style:parent-style-name="Text_20_body" style:list-style-name="L1">
      <style:text-properties officeooo:paragraph-rsid="0022a54e"/>
    </style:style>
    <style:style style:name="P51" style:family="paragraph" style:parent-style-name="Text_20_body" style:list-style-name="L1">
      <style:text-properties officeooo:paragraph-rsid="002915c4"/>
    </style:style>
    <style:style style:name="P52" style:family="paragraph" style:parent-style-name="Text_20_body" style:list-style-name="L1">
      <style:text-properties officeooo:paragraph-rsid="00321fc4"/>
    </style:style>
    <style:style style:name="P53" style:family="paragraph" style:parent-style-name="Text_20_body" style:list-style-name="L1">
      <style:text-properties officeooo:paragraph-rsid="003500b0"/>
    </style:style>
    <style:style style:name="P54" style:family="paragraph" style:parent-style-name="Text_20_body" style:list-style-name="L1">
      <style:text-properties officeooo:paragraph-rsid="0037ebb2"/>
    </style:style>
    <style:style style:name="P55" style:family="paragraph" style:parent-style-name="Text_20_body" style:list-style-name="L1">
      <style:text-properties officeooo:paragraph-rsid="0039b309"/>
    </style:style>
    <style:style style:name="P56" style:family="paragraph" style:parent-style-name="Text_20_body" style:list-style-name="L1">
      <style:text-properties officeooo:rsid="0022a54e" officeooo:paragraph-rsid="002915c4"/>
    </style:style>
    <style:style style:name="P57" style:family="paragraph" style:parent-style-name="Text_20_body" style:list-style-name="L1">
      <style:text-properties officeooo:rsid="0022a54e" officeooo:paragraph-rsid="00321fc4"/>
    </style:style>
    <style:style style:name="P58" style:family="paragraph" style:parent-style-name="Text_20_body" style:list-style-name="L1">
      <style:text-properties officeooo:rsid="003500b0" officeooo:paragraph-rsid="003500b0"/>
    </style:style>
    <style:style style:name="P59" style:family="paragraph" style:parent-style-name="Text_20_body" style:list-style-name="L1">
      <style:text-properties officeooo:rsid="002436bd" officeooo:paragraph-rsid="0037ebb2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3325" officeooo:paragraph-rsid="004733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e9cf" officeooo:paragraph-rsid="0021e9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54e" officeooo:paragraph-rsid="0022a5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99ae" officeooo:paragraph-rsid="004799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fce7" style:font-weight-asian="bold" style:font-weight-complex="bold"/>
    </style:style>
    <style:style style:name="T3" style:family="text">
      <style:text-properties fo:font-weight="bold" officeooo:rsid="002915c4" style:font-weight-asian="bold" style:font-weight-complex="bold"/>
    </style:style>
    <style:style style:name="T4" style:family="text">
      <style:text-properties fo:font-weight="bold" officeooo:rsid="00321fc4" style:font-weight-asian="bold" style:font-weight-complex="bold"/>
    </style:style>
    <style:style style:name="T5" style:family="text">
      <style:text-properties fo:font-weight="bold" officeooo:rsid="0037ebb2" style:font-weight-asian="bold" style:font-weight-complex="bold"/>
    </style:style>
    <style:style style:name="T6" style:family="text">
      <style:text-properties officeooo:rsid="001baa54"/>
    </style:style>
    <style:style style:name="T7" style:family="text">
      <style:text-properties officeooo:rsid="001cfce7"/>
    </style:style>
    <style:style style:name="T8" style:family="text">
      <style:text-properties officeooo:rsid="001e3f82"/>
    </style:style>
    <style:style style:name="T9" style:family="text">
      <style:text-properties officeooo:rsid="001ed74b"/>
    </style:style>
    <style:style style:name="T10" style:family="text">
      <style:text-properties officeooo:rsid="0020c436"/>
    </style:style>
    <style:style style:name="T11" style:family="text">
      <style:text-properties officeooo:rsid="00211b14"/>
    </style:style>
    <style:style style:name="T12" style:family="text">
      <style:text-properties officeooo:rsid="0021e9cf"/>
    </style:style>
    <style:style style:name="T13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officeooo:rsid="0022a54e"/>
    </style:style>
    <style:style style:name="T15" style:family="text">
      <style:text-properties officeooo:rsid="002436bd"/>
    </style:style>
    <style:style style:name="T16" style:family="text">
      <style:text-properties officeooo:rsid="00251e43"/>
    </style:style>
    <style:style style:name="T17" style:family="text">
      <style:text-properties officeooo:rsid="00262caf"/>
    </style:style>
    <style:style style:name="T18" style:family="text">
      <style:text-properties officeooo:rsid="002915c4"/>
    </style:style>
    <style:style style:name="T19" style:family="text">
      <style:text-properties officeooo:rsid="002c0863"/>
    </style:style>
    <style:style style:name="T20" style:family="text">
      <style:text-properties officeooo:rsid="002ef17d"/>
    </style:style>
    <style:style style:name="T21" style:family="text">
      <style:text-properties officeooo:rsid="00321fc4"/>
    </style:style>
    <style:style style:name="T22" style:family="text">
      <style:text-properties officeooo:rsid="0033e6f6"/>
    </style:style>
    <style:style style:name="T23" style:family="text">
      <style:text-properties officeooo:rsid="003500b0"/>
    </style:style>
    <style:style style:name="T24" style:family="text">
      <style:text-properties officeooo:rsid="00362e1a"/>
    </style:style>
    <style:style style:name="T25" style:family="text">
      <style:text-properties officeooo:rsid="0037ebb2"/>
    </style:style>
    <style:style style:name="T26" style:family="text">
      <style:text-properties officeooo:rsid="0038b0c8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915c4" style:font-weight-asian="normal" style:font-weight-complex="normal"/>
    </style:style>
    <style:style style:name="T29" style:family="text">
      <style:text-properties fo:font-weight="normal" officeooo:rsid="00321fc4" style:font-weight-asian="normal" style:font-weight-complex="normal"/>
    </style:style>
    <style:style style:name="T30" style:family="text">
      <style:text-properties officeooo:rsid="003aa112"/>
    </style:style>
    <style:style style:name="T31" style:family="text">
      <style:text-properties officeooo:rsid="003b900b"/>
    </style:style>
    <style:style style:name="T32" style:family="text">
      <style:text-properties officeooo:rsid="00404fad"/>
    </style:style>
    <style:style style:name="T33" style:family="text">
      <style:text-properties officeooo:rsid="0043b8bf"/>
    </style:style>
    <style:style style:name="T34" style:family="text">
      <style:text-properties officeooo:rsid="00454a67"/>
    </style:style>
    <style:style style:name="T35" style:family="text">
      <style:text-properties officeooo:rsid="0046c65a"/>
    </style:style>
    <style:style style:name="T36" style:family="text">
      <style:text-properties officeooo:rsid="00477a06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style:num-suffix="." style:num-format="1">
        <style:list-level-properties text:space-before="0.39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gUploadError" text:anchor-type="page" text:anchor-page-number="1" svg:x="2.91cm" svg:y="-0.82cm" svg:width="8.255cm" draw:z-index="0">
        <draw:text-box fo:min-height="0.041cm">
          <text:p text:style-name="P15">Twoje zdjęcie jest niepoprawne. Sprawdź, proszę, rozmiar i format zdjęcia.</text:p>
        </draw:text-box>
      </draw:frame>
      <text:p text:style-name="Text_20_body"><text:span text:style-name="T1">Scenariusz testowy Nr. 1</text:span> – Stworzenie lub zmiana <text:span text:style-name="T7">profilu</text:span> <text:span text:style-name="T8">pilota</text:span> (<text:span text:style-name="T8">gracza</text:span>)</text:p>
      <text:p text:style-name="P2">Kroki wstępne <text:s/></text:p>
      <text:p text:style-name="Text_20_body">Zalogować się na stronie <text:s/><text:a xlink:type="simple" xlink:href="https://pl3.darkorbit.com/" text:style-name="Internet_20_link" text:visited-style-name="Visited_20_Internet_20_Link">https://pl3.darkorbit.com/</text:a> <text:s text:c="2"/>(login — test_akrol, hasło — WUa%uSq29d). </text:p>
      <text:p text:style-name="Text_20_body"><text:span text:style-name="T1">Kroki:</text:span> </text:p>
      <text:list xml:id="list4012861569" text:style-name="L1">
        <text:list-item>
          <text:p text:style-name="P46"><text:s/>Nacisnąć przycisk: Profil pilota,</text:p>
        </text:list-item>
        <text:list-item>
          <text:p text:style-name="P47"><text:s/><text:span text:style-name="T10">Wprowadzić pole: <text:s/>Nazwa pilota. <text:s/>Sprawdzamy dostępność dla Nazwy pilota. Naciskamy przycisk Zmień.</text:span></text:p>
        </text:list-item>
        <text:list-item>
          <text:p text:style-name="P48">Wypełni<text:span text:style-name="T6">ć</text:span> pol<text:span text:style-name="T6">a pozostałe</text:span>: Data urodzenia, Płeć, Kraj, Miejscowość, <text:span text:style-name="T6">Z</text:span>ainteresowania, <text:span text:style-name="T6">K</text:span>ontakt. <text:span text:style-name="T6">Wybieramy ustawienia prywatności oraz komunikacji z dostępnych opcji. Przesyłać avatar w postaci pliku graficznego: rozdzielczość 115x125, do 15KB, jpg lub GIF. </text:span>(patrz Oczekiwany wynik),</text:p>
        </text:list-item>
        <text:list-item>
          <text:p text:style-name="P46">Kliknąć Zapisz.</text:p>
        </text:list-item>
      </text:list>
      <text:p text:style-name="Text_20_body"><text:span text:style-name="Strong_20_Emphasis">Oczekiwany wynik</text:span></text:p>
      <text:p text:style-name="Text_20_body">1. Otwiera się strona główna <text:span text:style-name="T31">gry</text:span>. W górnym prawym rogu jest sekcja służąca do wprowadzenia loginu / hasła z odpowiednimi do tego polami, przyciskiem Zaloguj.</text:p>
      <text:p text:style-name="Text_20_body">2. Logowanie do systemu zostało pomyślnie zakończone. Na środku wyświetla się okno powitania z informacją o danych gracza (licencja pilota) oraz poniżej wyświetlany jest ranking najlepszych graczy (pilotów). U góry okna przeglądarki wyświetla się sekcja dostępnych opcji, ustawień oraz przycisk START. <text:span text:style-name="T31">Wybrać </text:span>przycisk Profil pilota. Wyświetla się sekcja z danymi dotyczącym gracza. Klikamy przycisk Edytuj profil.</text:p>
      <text:p text:style-name="Text_20_body"><text:span text:style-name="T10">3</text:span>. Otwarte jest okno edycji danych gracza z polami: Nazwa pilota, Data urodzenia, Płeć, Kraj, Miejscowość, <text:span text:style-name="T6">Z</text:span>ainteresowania, <text:span text:style-name="T6">K</text:span>ontakt, <text:span text:style-name="T9">A</text:span>watar, ustawieniami prywatności oraz komunikacji. </text:p>
      <text:p text:style-name="P14"><text:span text:style-name="T11">4. Zapisanie wszystkich zmian w profilu </text:span>przycisk<text:span text:style-name="T11">iem</text:span> Zapisz.</text:p>
      <text:p text:style-name="Text_20_body"><text:span text:style-name="T11">5</text:span>. Okno <text:span text:style-name="T7">profilu</text:span> gracza jest zamknięte. Na ekranie widać okno powitania z informacją o danych gracza <text:span text:style-name="T9">i obrazkiem (avatarem)</text:span>. Może zostać otwarte <text:span text:style-name="T6">(edytowane)</text:span>, wtedy na ekranie wyświetlą się wprowadzone dane.</text:p>
      <text:p text:style-name="P3"/>
      <text:p text:style-name="P1"><text:span text:style-name="T1">Scenariusz testowy Nr. </text:span><text:span text:style-name="T2">2</text:span> – <text:span text:style-name="T7">Przesłanie pliku graficznego (avatara) w profilu pilota</text:span> (<text:span text:style-name="T8">gracza</text:span>)</text:p>
      <text:p text:style-name="P3">Kroki wstępne <text:s/></text:p>
      <text:p text:style-name="P12">Zalogować się na stronie <text:s/><text:a xlink:type="simple" xlink:href="https://pl3.darkorbit.com/" text:style-name="Internet_20_link" text:visited-style-name="Visited_20_Internet_20_Link">https://pl3.darkorbit.com/</text:a> <text:s text:c="2"/>(login — test_akrol, hasło — WUa%uSq29d).</text:p>
      <text:p text:style-name="P1"><text:span text:style-name="T1">Kroki:</text:span> </text:p>
      <text:list xml:id="list123430426661300" text:continue-numbering="true" text:style-name="L1">
        <text:list-header>
          <text:p text:style-name="P49"><text:span text:style-name="T14">1.</text:span> Nacisnąć przycisk Profil pilota - Otwarcie okna edycji gracza / użytkownika</text:p>
          <text:p text:style-name="P50"><text:span text:style-name="T14">2. Wprowadzić nazwę pliku graficznego w polu Avatar lub nacisnąć przycisk Zestawienie obok pola Avatar. Przesyłać plik w postaci pliku graficznego: rozdzielczość 115x125, do 15KB, jpg lub GIF. </text:span>(patrz Oczekiwany wynik),</text:p>
          <text:p text:style-name="P49"><text:span text:style-name="T15">3. </text:span>Kliknąć Zapisz </text:p>
        </text:list-header>
      </text:list>
      <text:p text:style-name="P4"><text:soft-page-break/>Oczekiwany wynik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7">Wprowadzona wartość</text:p>
          </table:table-cell>
          <table:table-cell table:style-name="Tabela1.B1" office:value-type="string">
            <text:p text:style-name="P27">Oczekiwany wynik</text:p>
          </table:table-cell>
        </table:table-row>
        <table:table-row>
          <table:table-cell table:style-name="Tabela1.A2" office:value-type="string">
            <text:p text:style-name="P27">Puste pole</text:p>
          </table:table-cell>
          <table:table-cell table:style-name="Tabela1.B2" office:value-type="string">
            <text:p text:style-name="P27">Sekcja zapisuje się</text:p>
          </table:table-cell>
        </table:table-row>
        <table:table-row>
          <table:table-cell table:style-name="Tabela1.A2" office:value-type="string">
            <text:p text:style-name="P36">Wprowadzenie nazwy pliku bezpośrednio w polu Avatar <text:span text:style-name="T36">z podaniem ścieżki dostępu</text:span></text:p>
          </table:table-cell>
          <table:table-cell table:style-name="Tabela1.B2" office:value-type="string">
            <text:p text:style-name="P34"><text:span text:style-name="T13">Plik </text:span><text:span text:style-name="T36">nie przesyła się. Sekcja nie zapisuje się</text:span></text:p>
          </table:table-cell>
        </table:table-row>
        <table:table-row>
          <table:table-cell table:style-name="Tabela1.A2" office:value-type="string">
            <text:p text:style-name="P63">Wprowadzenie nazwy pliku z rozszerzeniem .jpg </text:p>
          </table:table-cell>
          <table:table-cell table:style-name="Tabela1.B2" office:value-type="string">
            <text:p text:style-name="P33">Plik przesyłany prawidłowo. Sekcja zapisuje się </text:p>
          </table:table-cell>
        </table:table-row>
        <table:table-row>
          <table:table-cell table:style-name="Tabela1.A2" office:value-type="string">
            <text:p text:style-name="P63">Wprowadzenie nazwy pliku z rozszerzeniem .gif </text:p>
          </table:table-cell>
          <table:table-cell table:style-name="Tabela1.B2" office:value-type="string">
            <text:p text:style-name="P33">Plik przesyłany prawidłowo. Sekcja zapisuje się </text:p>
          </table:table-cell>
        </table:table-row>
        <table:table-row>
          <table:table-cell table:style-name="Tabela1.A2" office:value-type="string">
            <text:p text:style-name="P29">Plik o wymiarach 115x125 i waga = 15KB</text:p>
          </table:table-cell>
          <table:table-cell table:style-name="Tabela1.B2" office:value-type="string">
            <text:p text:style-name="P33">Plik przesyłany prawidłowo. <text:span text:style-name="T16">Sekcja zapisuje się</text:span></text:p>
          </table:table-cell>
        </table:table-row>
        <table:table-row>
          <table:table-cell table:style-name="Tabela1.A2" office:value-type="string">
            <text:p text:style-name="P29">Plik o wymiarach 115x125 i waga <text:span text:style-name="T16">&lt;</text:span> 15KB</text:p>
          </table:table-cell>
          <table:table-cell table:style-name="Tabela1.B2" office:value-type="string">
            <text:p text:style-name="P33">Plik przesyłany prawidłowo. <text:span text:style-name="T16">Sekcja zapisuje się</text:span></text:p>
          </table:table-cell>
        </table:table-row>
        <table:table-row>
          <table:table-cell table:style-name="Tabela1.A2" office:value-type="string">
            <text:p text:style-name="P32">Plik o wymiarach <text:span text:style-name="T16">&lt; </text:span>115x125 i waga <text:span text:style-name="T17">&lt;</text:span> 15KB</text:p>
          </table:table-cell>
          <table:table-cell table:style-name="Tabela1.B2" office:value-type="string">
            <text:p text:style-name="P35">Plik przesyłany prawidłowo. <text:span text:style-name="T16">Sekcja zapisuje się</text:span></text:p>
          </table:table-cell>
        </table:table-row>
        <table:table-row>
          <table:table-cell table:style-name="Tabela1.A2" office:value-type="string">
            <text:p text:style-name="P29">Piki z rozszerzeniem innym niż jpg, GIF</text:p>
          </table:table-cell>
          <table:table-cell table:style-name="Tabela1.B2" office:value-type="string">
            <text:p text:style-name="P29">Błąd - Twoje zdjęcie jest niepoprawne. Sprawdź, proszę, rozmiar i format zdjęcia. Plik nie zapisuje się</text:p>
          </table:table-cell>
        </table:table-row>
        <table:table-row>
          <table:table-cell table:style-name="Tabela1.A2" office:value-type="string">
            <text:p text:style-name="P29">Plik o wymiarach 115x125 i waga &gt; 15KB</text:p>
          </table:table-cell>
          <table:table-cell table:style-name="Tabela1.B2" office:value-type="string">
            <text:p text:style-name="P30">Błąd - Twoje zdjęcie jest niepoprawne. Sprawdź, proszę, rozmiar i format zdjęcia. Plik nie zapisuje się</text:p>
          </table:table-cell>
        </table:table-row>
        <table:table-row>
          <table:table-cell table:style-name="Tabela1.A2" office:value-type="string">
            <text:p text:style-name="P27">Plik – format o wymiarach <text:span text:style-name="T12">&gt; 115x125</text:span></text:p>
          </table:table-cell>
          <table:table-cell table:style-name="Tabela1.B2" office:value-type="string">
            <text:p text:style-name="P29">Błąd - Twoje zdjęcie jest niepoprawne. Sprawdź, proszę, rozmiar i format zdjęcia. Plik nie zapisuje się</text:p>
          </table:table-cell>
        </table:table-row>
        <table:table-row>
          <table:table-cell table:style-name="Tabela1.A2" office:value-type="string">
            <text:p text:style-name="P31">Plik o wymiarach <text:span text:style-name="T16">&gt; </text:span>115x125 i waga <text:span text:style-name="T16">=</text:span> 15KB</text:p>
          </table:table-cell>
          <table:table-cell table:style-name="Tabela1.B2" office:value-type="string">
            <text:p text:style-name="P31">Błąd - Twoje zdjęcie jest niepoprawne. Sprawdź, proszę, rozmiar i format zdjęcia. Plik nie zapisuje się</text:p>
          </table:table-cell>
        </table:table-row>
        <table:table-row>
          <table:table-cell table:style-name="Tabela1.A2" office:value-type="string">
            <text:p text:style-name="P60"/>
          </table:table-cell>
          <table:table-cell table:style-name="Tabela1.B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25"/>
          </table:table-cell>
          <table:table-cell table:style-name="Tabela1.B2" office:value-type="string">
            <text:p text:style-name="P25"/>
          </table:table-cell>
        </table:table-row>
        <table:table-row>
          <table:table-cell table:style-name="Tabela1.A2" office:value-type="string">
            <text:p text:style-name="P25"/>
          </table:table-cell>
          <table:table-cell table:style-name="Tabela1.B2" office:value-type="string">
            <text:p text:style-name="P25"/>
          </table:table-cell>
        </table:table-row>
        <table:table-row>
          <table:table-cell table:style-name="Tabela1.A2" office:value-type="string">
            <text:p text:style-name="P25"/>
          </table:table-cell>
          <table:table-cell table:style-name="Tabela1.B2" office:value-type="string">
            <text:p text:style-name="P25"/>
          </table:table-cell>
        </table:table-row>
        <table:table-row>
          <table:table-cell table:style-name="Tabela1.A2" office:value-type="string">
            <text:p text:style-name="P25"/>
          </table:table-cell>
          <table:table-cell table:style-name="Tabela1.B2" office:value-type="string">
            <text:p text:style-name="P25"/>
          </table:table-cell>
        </table:table-row>
        <table:table-row>
          <table:table-cell table:style-name="Tabela1.A2" office:value-type="string">
            <text:p text:style-name="P25"/>
          </table:table-cell>
          <table:table-cell table:style-name="Tabela1.B2" office:value-type="string">
            <text:p text:style-name="P25"/>
          </table:table-cell>
        </table:table-row>
        <table:table-row>
          <table:table-cell table:style-name="Tabela1.A2" office:value-type="string">
            <text:p text:style-name="P25"/>
          </table:table-cell>
          <table:table-cell table:style-name="Tabela1.B2" office:value-type="string">
            <text:p text:style-name="P25"/>
          </table:table-cell>
        </table:table-row>
        <table:table-row>
          <table:table-cell table:style-name="Tabela1.A2" office:value-type="string">
            <text:p text:style-name="P25"/>
          </table:table-cell>
          <table:table-cell table:style-name="Tabela1.B2" office:value-type="string">
            <text:p text:style-name="P25"/>
          </table:table-cell>
        </table:table-row>
        <table:table-row>
          <table:table-cell table:style-name="Tabela1.A2" office:value-type="string">
            <text:p text:style-name="P25"/>
          </table:table-cell>
          <table:table-cell table:style-name="Tabela1.B2" office:value-type="string">
            <text:p text:style-name="P25"/>
          </table:table-cell>
        </table:table-row>
        <table:table-row>
          <table:table-cell table:style-name="Tabela1.A2" office:value-type="string">
            <text:p text:style-name="P25"/>
          </table:table-cell>
          <table:table-cell table:style-name="Tabela1.B2" office:value-type="string">
            <text:p text:style-name="P25"/>
          </table:table-cell>
        </table:table-row>
        <table:table-row>
          <table:table-cell table:style-name="Tabela1.A2" office:value-type="string">
            <text:p text:style-name="P25"/>
          </table:table-cell>
          <table:table-cell table:style-name="Tabela1.B2" office:value-type="string">
            <text:p text:style-name="P25"/>
          </table:table-cell>
        </table:table-row>
        <table:table-row>
          <table:table-cell table:style-name="Tabela1.A2" office:value-type="string">
            <text:p text:style-name="P25"/>
          </table:table-cell>
          <table:table-cell table:style-name="Tabela1.B2" office:value-type="string">
            <text:p text:style-name="P25"/>
          </table:table-cell>
        </table:table-row>
      </table:table>
      <text:p text:style-name="P13"/>
      <text:p text:style-name="P11"><text:span text:style-name="T1">Scenariusz testowy Nr. </text:span><text:span text:style-name="T3">3</text:span> – <text:span text:style-name="T18">Wybór statku kosmicznego dla gracza </text:span></text:p>
      <text:p text:style-name="P8"><text:soft-page-break/>Kroki wstępne <text:s/></text:p>
      <text:p text:style-name="P11">Zalogować się na stronie <text:s/><text:a xlink:type="simple" xlink:href="https://pl3.darkorbit.com/" text:style-name="Internet_20_link" text:visited-style-name="Visited_20_Internet_20_Link">https://pl3.darkorbit.com/</text:a> <text:s text:c="2"/>(login — test_akrol, hasło — WUa%uSq29d).</text:p>
      <text:p text:style-name="P11"><text:span text:style-name="T1">Kroki:</text:span> </text:p>
      <text:list xml:id="list123428983096427" text:continue-numbering="true" text:style-name="L1">
        <text:list-header>
          <text:p text:style-name="P51"><text:span text:style-name="T14">1.</text:span> Nacisnąć przycisk <text:span text:style-name="T18">Hangar</text:span>,</text:p>
          <text:p text:style-name="P56">2. Wyb<text:span text:style-name="T19">rać</text:span> statek z listy dostępnych lub zakupić <text:span text:style-name="T19">(via</text:span> sklep<text:span text:style-name="T19">)</text:span> z listy do wyboru. (<text:span text:style-name="T21">z</text:span>obacz oczekiwany wynik)</text:p>
          <text:p text:style-name="P51"><text:span text:style-name="T15">3. </text:span>Kliknąć <text:span text:style-name="T18">START rozpoczęcie gry</text:span></text:p>
        </text:list-header>
      </text:list>
      <text:p text:style-name="P5">Oczekiwany wynik</text:p>
      <text:p text:style-name="P16">1. Otwiera się strona główna. W górnym prawym rogu jest sekcja służąca do wprowadzenia loginu / hasła z odpowiednimi do tego polami, przyciskiem Zaloguj.</text:p>
      <text:p text:style-name="P16">2. Logowanie do systemu zostało pomyślnie zakończone. Na środku wyświetla się okno powitania z informacją o danych gracza (licencja pilota) oraz poniżej wyświetlany jest ranking najlepszych graczy (pilotów). U góry okna przeglądarki wyświetla się sekcja dostępnych opcji, ustawień oraz przycisk START. Klikamy przycisk <text:span text:style-name="T19">Hangar</text:span>. </text:p>
      <text:p text:style-name="P16"><text:span text:style-name="T10">3</text:span>. <text:span text:style-name="T20">Dostępna jest lista statków. Wybór modelu powoduje zmianę statusu na aktywny. Wybranie przycisku Zarządzaj zmienia rodzaj wyposażenia bojowego i obrony. Można kupić (via sklep) statek z listy dostępnych modeli.</text:span></text:p>
      <text:p text:style-name="P16"/>
      <text:p text:style-name="P17"><text:span text:style-name="T1">Scenariusz testowy Nr. </text:span><text:span text:style-name="T4">4</text:span> – <text:span text:style-name="T21">Zakup wyposażenia i pojazdów (sklep gry)</text:span></text:p>
      <text:p text:style-name="P9">Kroki wstępne <text:s/></text:p>
      <text:p text:style-name="P17">Zalogować się na stronie <text:s/><text:a xlink:type="simple" xlink:href="https://pl3.darkorbit.com/" text:style-name="Internet_20_link" text:visited-style-name="Visited_20_Internet_20_Link">https://pl3.darkorbit.com/</text:a> <text:s text:c="2"/>(login — test_akrol, hasło — WUa%uSq29d).</text:p>
      <text:p text:style-name="P17"><text:span text:style-name="T1">Kroki:</text:span> </text:p>
      <text:list xml:id="list123429608950476" text:continue-numbering="true" text:style-name="L1">
        <text:list-header>
          <text:p text:style-name="P52"><text:span text:style-name="T14">1.</text:span> Nacisnąć przycisk <text:span text:style-name="T21">Sklep</text:span>,</text:p>
          <text:p text:style-name="P57">2. Wyb<text:span text:style-name="T19">rać</text:span> <text:span text:style-name="T22">przedmiot</text:span> z listy dostępnych <text:span text:style-name="T22">kategorii</text:span> <text:s/></text:p>
          <text:p text:style-name="P53"><text:span text:style-name="T15">3. </text:span>Kliknąć <text:span text:style-name="T23">Do kasy</text:span></text:p>
          <text:p text:style-name="P58">4. <text:s/>wybrać formę płatności z listy jednokrotnego wyboru </text:p>
        </text:list-header>
        <text:list-item>
          <text:p text:style-name="P58"><text:s/>Zaznaczyć wymagane pola do realizacji płatności i dokonanie transakcji <text:span text:style-name="T14">(zobacz oczekiwany wynik)</text:span></text:p>
        </text:list-item>
        <text:list-item>
          <text:p text:style-name="P58"><text:s/><text:span text:style-name="T24">Wybierz zakupiony przedmiot w zakładce Hangar</text:span></text:p>
        </text:list-item>
      </text:list>
      <text:p text:style-name="P6">Oczekiwany wynik</text:p>
      <text:p text:style-name="P17">1. Otwiera się strona główna. W górnym prawym rogu jest sekcja służąca do wprowadzenia loginu / hasła z odpowiednimi do tego polami, przyciskiem Zaloguj.</text:p>
      <text:p text:style-name="P17">2. Logowanie do systemu zostało pomyślnie zakończone. Na środku wyświetla się okno powitania z informacją o danych gracza (licencja pilota) oraz poniżej wyświetlany jest ranking najlepszych <text:soft-page-break/>graczy (pilotów). U góry okna przeglądarki wyświetla się sekcja dostępnych opcji, ustawień oraz przycisk START. Klikamy przycisk <text:span text:style-name="T21">Sklep</text:span>. </text:p>
      <text:p text:style-name="P19"><text:span text:style-name="T10">3</text:span>. <text:span text:style-name="T21"><text:s/>W oknie pokazują się dostępne kategorie przedmiotów. Po wyborze nacisnąć przycisk Kup. Po załadowaniu nowego okna wybierać przedmiot z kategorii i dodać do koszyka.</text:span></text:p>
      <text:p text:style-name="P21">4. <text:span text:style-name="T21">Otwarcie drugiej zakładki z koszyk</text:span>iem <text:span text:style-name="T24">pozwala na niezależne dodanie </text:span>przedmiotów. <text:span text:style-name="T21">Z listy wybierać przedmiot. </text:span></text:p>
      <text:p text:style-name="P22">5. dokonać zakupu przez wybrany system płatności </text:p>
      <text:p text:style-name="P23"><text:span text:style-name="T1">Scenariusz testowy Nr. </text:span><text:span text:style-name="T5">5</text:span> – <text:span text:style-name="T25">Rozgrywka – Pierwsza misja </text:span></text:p>
      <text:p text:style-name="P10">Kroki wstępne <text:s/></text:p>
      <text:p text:style-name="P23"><text:span text:style-name="T26">1. </text:span>Zalogować się na stronie <text:s/><text:a xlink:type="simple" xlink:href="https://pl3.darkorbit.com/" text:style-name="Internet_20_link" text:visited-style-name="Visited_20_Internet_20_Link">https://pl3.darkorbit.com/</text:a> <text:s text:c="2"/>(login — test_akrol, hasło — Wua%uSq29d).</text:p>
      <text:p text:style-name="P24">2. Wprowadzić dane lub wybrać gracza w Profilu Pilota (patrz: <text:span text:style-name="T27">Scenariusz testowy Nr. 1</text:span> – Stworzenie lub zmiana <text:span text:style-name="T7">profilu</text:span> <text:span text:style-name="T8">pilota</text:span> (<text:span text:style-name="T8">gracza</text:span>))</text:p>
      <text:p text:style-name="P24">3. Wybrać lub zakupić pojazd / statek kosmiczny (patrz: <text:span text:style-name="T27">Scenariusz testowy Nr. </text:span><text:span text:style-name="T28">3</text:span> – <text:span text:style-name="T18">Wybór statku kosmicznego dla gracza </text:span>oraz <text:span text:style-name="T27">Scenariusz testowy Nr. </text:span><text:span text:style-name="T29">4</text:span> – <text:span text:style-name="T21">Zakup wyposażenia i pojazdów (sklep gry)</text:span>)</text:p>
      <text:p text:style-name="P18"><text:span text:style-name="T1">Kroki:</text:span> </text:p>
      <text:list xml:id="list123429763481418" text:continue-numbering="true" text:style-name="L1">
        <text:list-header>
          <text:p text:style-name="P54"><text:span text:style-name="T14">1.</text:span> Nacisnąć przycisk <text:span text:style-name="T26">START</text:span>,</text:p>
          <text:p text:style-name="P55"><text:span text:style-name="T14">2. Wysłuchać komunikatu dt. Celów misji. Kierować pojazd do celu. Poruszanie pojazdem zrealizować klikając lewym przyciskiem myszki w obszarze ekranu metodą wskaż i leć. </text:span>(patrz Oczekiwany wynik),</text:p>
          <text:p text:style-name="P59">3. <text:span text:style-name="T32">Zakończyć misje</text:span></text:p>
        </text:list-header>
      </text:list>
      <text:p text:style-name="P7">Oczekiwany wynik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8">Wprowadzona wartość</text:p>
          </table:table-cell>
          <table:table-cell table:style-name="Tabela2.B1" office:value-type="string">
            <text:p text:style-name="P28">Oczekiwany wynik</text:p>
          </table:table-cell>
        </table:table-row>
        <table:table-row>
          <table:table-cell table:style-name="Tabela2.A2" office:value-type="string">
            <text:p text:style-name="P37">Nacisnąć przycisk START </text:p>
          </table:table-cell>
          <table:table-cell table:style-name="Tabela2.B2" office:value-type="string">
            <text:p text:style-name="P41"><text:span text:style-name="T34">Pojawia się okno gry z widokiem pojazdu oraz uniwersum gracza. </text:span>Wynik pozytywny </text:p>
          </table:table-cell>
        </table:table-row>
        <table:table-row>
          <table:table-cell table:style-name="Tabela2.A2" office:value-type="string">
            <text:p text:style-name="P37">Wybranie pojazdu (kliknięcie w pojazd)</text:p>
          </table:table-cell>
          <table:table-cell table:style-name="Tabela2.B2" office:value-type="string">
            <text:p text:style-name="P41">Pojazd jest aktywowany. Pojawia się zielony baner (stopień sprawności). Zielony <text:span text:style-name="T33">baner to </text:span>pojazd jest <text:s/>sprawny. Wynik <text:span text:style-name="T33">jest </text:span>prawidłowy</text:p>
          </table:table-cell>
        </table:table-row>
        <table:table-row>
          <table:table-cell table:style-name="Tabela2.A2" office:value-type="string">
            <text:p text:style-name="P37">Wysłuchać komunikatu dt. Celów misji. </text:p>
          </table:table-cell>
          <table:table-cell table:style-name="Tabela2.B2" office:value-type="string">
            <text:p text:style-name="P42">Pojawia się okno komunikatu z informacją o krokach początkowych. Wynik pozytywny </text:p>
          </table:table-cell>
        </table:table-row>
        <table:table-row>
          <table:table-cell table:style-name="Tabela2.A2" office:value-type="string">
            <text:p text:style-name="P37">Skierowanie <text:span text:style-name="T33">pojazdu </text:span>w lew<text:span text:style-name="T34">o</text:span> <text:span text:style-name="T33">(kliknięcie w obszar po lewej stronie ekranu)</text:span></text:p>
          </table:table-cell>
          <table:table-cell table:style-name="Tabela2.B2" office:value-type="string">
            <text:p text:style-name="P42">Pojazd podąża do miejsca wskazania (kliknięcia). Wynik jest prawidłowy</text:p>
          </table:table-cell>
        </table:table-row>
        <table:table-row>
          <table:table-cell table:style-name="Tabela2.A2" office:value-type="string">
            <text:p text:style-name="P38">Skierowanie w <text:span text:style-name="T30">prawo</text:span> <text:span text:style-name="T33">(kliknięcie w obszar po prawej stronie ekranu)</text:span></text:p>
          </table:table-cell>
          <table:table-cell table:style-name="Tabela2.B2" office:value-type="string">
            <text:p text:style-name="P42">Pojazd podąża do miejsca wskazania (kliknięcia). Wynik jest prawidłowy</text:p>
          </table:table-cell>
        </table:table-row>
        <table:table-row>
          <table:table-cell table:style-name="Tabela2.A2" office:value-type="string">
            <text:p text:style-name="P39">Skierowanie <text:span text:style-name="T30">do góry ekranu</text:span> <text:span text:style-name="T33">(kliknięcie w obszar nad pojazdem (góra))</text:span></text:p>
          </table:table-cell>
          <table:table-cell table:style-name="Tabela2.B2" office:value-type="string">
            <text:p text:style-name="P43">Pojazd podąża do miejsca wskazania (kliknięcia). Wynik jest prawidłowy</text:p>
          </table:table-cell>
        </table:table-row>
        <table:table-row>
          <table:table-cell table:style-name="Tabela2.A2" office:value-type="string">
            <text:p text:style-name="P39">Skierowanie w <text:span text:style-name="T30">dół</text:span> <text:s/><text:span text:style-name="T33">(kliknięcie w obszar pod </text:span><text:soft-page-break/><text:span text:style-name="T33">pojazdem (dół ekranu))</text:span></text:p>
          </table:table-cell>
          <table:table-cell table:style-name="Tabela2.B2" office:value-type="string">
            <text:p text:style-name="P43">Pojazd podąża do miejsca wskazania <text:soft-page-break/>(kliknięcia). Wynik jest prawidłowy</text:p>
          </table:table-cell>
        </table:table-row>
        <table:table-row>
          <table:table-cell table:style-name="Tabela2.A2" office:value-type="string">
            <text:p text:style-name="P40">Omijanie przedmiotów i przeszkód</text:p>
          </table:table-cell>
          <table:table-cell table:style-name="Tabela2.B2" office:value-type="string">
            <text:p text:style-name="P44">Pojazd „przenika” przez przeszkody bez konieczności ich omijania. </text:p>
          </table:table-cell>
        </table:table-row>
        <table:table-row>
          <table:table-cell table:style-name="Tabela2.A2" office:value-type="string">
            <text:p text:style-name="P40">Zbieranie napotkanych na drodze surowców</text:p>
          </table:table-cell>
          <table:table-cell table:style-name="Tabela2.B2" office:value-type="string">
            <text:p text:style-name="P44">Surowce można zbierać przez samo zbliżenie pojazdu. Nie stwierdza się problemów. Wynik prawidłowy</text:p>
          </table:table-cell>
        </table:table-row>
        <table:table-row>
          <table:table-cell table:style-name="Tabela2.A2" office:value-type="string">
            <text:p text:style-name="P40">Atakowanie napotkanych wrogich pojazdów </text:p>
          </table:table-cell>
          <table:table-cell table:style-name="Tabela2.B2" office:value-type="string">
            <text:p text:style-name="P44">Atakowanie napotkanych pojazdów przez wskazanie pojazdu wskaźnikiem myszy. Kursor zmienia się na czerwony celownik. Możliwe uruchomienie posiadanych środków bojowych. Wynik zachowania pojazdu prawidłowy.</text:p>
          </table:table-cell>
        </table:table-row>
        <table:table-row>
          <table:table-cell table:style-name="Tabela2.A2" office:value-type="string">
            <text:p text:style-name="P45">Zakończenie zadanioa</text:p>
          </table:table-cell>
          <table:table-cell table:style-name="Tabela2.B2" office:value-type="string">
            <text:p text:style-name="P26">Zbliżenie się do celu misji. Pojawia się komunikat o osiągnięciu celu. <text:span text:style-name="T35">Koniec misji </text:span>Wynik prawidłowy. </text:p>
          </table:table-cell>
        </table:table-row>
        <table:table-row>
          <table:table-cell table:style-name="Tabela2.A2" office:value-type="string">
            <text:p text:style-name="P26"/>
          </table:table-cell>
          <table:table-cell table:style-name="Tabela2.B2" office:value-type="string">
            <text:p text:style-name="P26"/>
          </table:table-cell>
        </table:table-row>
        <table:table-row>
          <table:table-cell table:style-name="Tabela2.A2" office:value-type="string">
            <text:p text:style-name="P26"/>
          </table:table-cell>
          <table:table-cell table:style-name="Tabela2.B2" office:value-type="string">
            <text:p text:style-name="P26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08:40:19.492000000</meta:creation-date>
    <dc:date>2019-05-13T12:34:25.581000000</dc:date>
    <meta:editing-duration>PT4H10M23S</meta:editing-duration>
    <meta:editing-cycles>30</meta:editing-cycles>
    <meta:generator>LibreOffice/6.1.4.2$Windows_X86_64 LibreOffice_project/9d0f32d1f0b509096fd65e0d4bec26ddd1938fd3</meta:generator>
    <meta:document-statistic meta:table-count="2" meta:image-count="0" meta:object-count="0" meta:page-count="5" meta:paragraph-count="108" meta:word-count="1136" meta:character-count="8167" meta:non-whitespace-character-count="7062"/>
  </office:meta>
</office:document-meta>
</file>